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hatch" draw:fill-hatch-name="Hatching_20_1" draw:fill-hatch-solid="false" draw:textarea-horizontal-align="justify" draw:textarea-vertical-align="middle" draw:auto-grow-height="false"/>
    </style:style>
    <style:style style:name="gr2" style:family="graphic" style:parent-style-name="standard">
      <style:graphic-properties svg:stroke-color="#aea79f" draw:fill="solid" draw:fill-color="#333333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15cm"/>
    </style:style>
    <style:style style:name="gr5" style:family="graphic">
      <style:graphic-properties style:protect="size"/>
    </style:style>
    <style:style style:name="gr6" style:family="graphic">
      <style:graphic-properties draw:fill="hatch" draw:fill-hatch-name="Hatching_20_1" draw:fill-hatch-solid="false" draw:textarea-horizontal-align="justify" draw:textarea-vertical-align="middle" draw:auto-grow-height="false"/>
    </style:style>
    <style:style style:name="gr7" style:family="graphic">
      <style:graphic-properties svg:stroke-color="#aea79f" draw:fill="solid" draw:fill-color="#333333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>
      <style:graphic-properties svg:stroke-color="#cccccc" draw:fill="solid" draw:fill-color="#eeeeee" draw:textarea-horizontal-align="justify" draw:textarea-vertical-align="middle" draw:auto-grow-height="false"/>
    </style:style>
    <style:style style:name="gr11" style:family="graphic">
      <style:graphic-properties svg:stroke-width="0.1cm" svg:stroke-color="#1c1c1c" draw:marker-start-width="0.35cm" draw:marker-end-width="0.35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color="#cccccc" draw:fill="solid" draw:fill-color="#eeeeee" draw:textarea-horizontal-align="justify" draw:textarea-vertical-align="middle" draw:auto-grow-height="false"/>
    </style:style>
    <style:style style:name="gr13" style:family="graphic" style:parent-style-name="standard">
      <style:graphic-properties svg:stroke-color="#333333" draw:fill="solid" draw:fill-color="#00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5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16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392cm"/>
    </style:style>
    <style:style style:name="gr18" style:family="graphic" style:parent-style-name="standard">
      <style:graphic-properties svg:stroke-width="0.1cm" svg:stroke-color="#1c1c1c" draw:marker-start-width="0.35cm" draw:marker-end-width="0.35cm" draw:fill="solid" draw:fill-color="#004586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c1c1c" style:font-name="Droid Sans" fo:font-size="66pt" fo:text-shadow="none" fo:font-weight="bold" style:font-size-asian="66pt" style:font-weight-asian="bold" style:font-size-complex="66pt" style:font-weight-complex="bold" style:font-relief="none"/>
    </style:style>
    <style:style style:name="P3" style:family="paragraph">
      <style:paragraph-properties fo:text-align="center"/>
      <style:text-properties fo:color="#1c1c1c" style:font-name="Droid Sans" fo:font-size="28pt" fo:font-weight="normal" style:font-size-asian="28pt" style:font-weight-asian="normal" style:font-size-complex="28pt" style:font-weight-complex="normal"/>
    </style:style>
    <style:style style:name="P4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  <style:text-properties fo:color="#1c1c1c" style:font-name="Droid Sans" fo:font-size="24pt" fo:text-shadow="none" fo:font-weight="normal" style:font-size-asian="24pt" style:font-weight-asian="normal" style:font-size-complex="24pt" style:font-weight-complex="normal" style:font-relief="none"/>
    </style:style>
    <style:style style:name="P6" style:family="paragraph">
      <style:text-properties fo:color="#b2b2b2" style:font-name="Droid Sans" fo:font-size="18pt" fo:font-weight="normal" style:font-weight-asian="normal" style:font-weight-complex="normal"/>
    </style:style>
    <style:style style:name="P7" style:family="paragraph">
      <style:text-properties fo:font-size="20pt"/>
    </style:style>
    <style:style style:name="P8" style:family="paragraph">
      <style:text-properties fo:font-size="18pt"/>
    </style:style>
    <style:style style:name="P9" style:family="paragraph">
      <style:text-properties fo:font-size="24pt"/>
    </style:style>
    <style:style style:name="P10" style:family="paragraph">
      <style:text-properties style:font-name="Droid Sans" fo:font-size="24pt" style:font-size-asian="24pt" style:font-size-complex="24pt"/>
    </style:style>
    <style:style style:name="P11" style:family="paragraph">
      <style:text-properties style:font-name="Droid Sans" fo:font-size="18pt"/>
    </style:style>
    <style:style style:name="P12" style:family="paragraph">
      <style:paragraph-properties fo:text-align="center"/>
      <style:text-properties style:use-window-font-color="true" style:font-name="Droid Sans" fo:font-size="18pt" fo:font-weight="normal" style:font-weight-asian="normal" style:font-weight-complex="normal"/>
    </style:style>
    <style:style style:name="P13" style:family="paragraph">
      <style:text-properties fo:font-size="18pt" style:text-underline-style="solid" style:text-underline-width="auto" style:text-underline-color="font-color"/>
    </style:style>
    <style:style style:name="P14" style:family="paragraph">
      <style:text-properties style:font-name="Droid Sans" fo:font-size="18pt" style:text-underline-style="solid" style:text-underline-width="auto" style:text-underline-color="font-color"/>
    </style:style>
    <style:style style:name="P15" style:family="paragraph">
      <style:paragraph-properties fo:text-align="center"/>
      <style:text-properties fo:font-weight="bold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style:font-name="Droid Sans" fo:font-weight="bold"/>
    </style:style>
    <style:style style:name="P18" style:family="paragraph">
      <style:text-properties style:font-name="Droid Sans"/>
    </style:style>
    <style:style style:name="P19" style:family="paragraph">
      <style:paragraph-properties fo:text-align="center"/>
      <style:text-properties style:font-name="Droid Sans" fo:font-weight="bold"/>
    </style:style>
    <style:style style:name="P20" style:family="paragraph">
      <style:text-properties style:font-name="Droid Sans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fo:font-size="18pt" fo:font-weight="bold"/>
    </style:style>
    <style:style style:name="P22" style:family="paragraph">
      <style:paragraph-properties fo:text-align="center"/>
      <style:text-properties style:font-name="Droid Sans" fo:font-size="18pt" fo:font-weight="bold"/>
    </style:style>
    <style:style style:name="P23" style:family="paragraph">
      <style:text-properties style:font-name="Droid Sans" fo:font-size="18pt" fo:font-weight="bold"/>
    </style:style>
    <style:style style:name="P24" style:family="paragraph">
      <style:paragraph-properties fo:text-align="center"/>
      <style:text-properties style:use-window-font-color="true" style:font-name="Droid Sans" fo:font-size="16pt" fo:font-weight="normal" style:font-size-asian="16pt" style:font-weight-asian="normal" style:font-size-complex="16pt" style:font-weight-complex="normal"/>
    </style:style>
    <style:style style:name="P25" style:family="paragraph">
      <style:text-properties style:font-name="Droid Sans" fo:font-weight="bold"/>
    </style:style>
    <style:style style:name="P26" style:family="paragraph">
      <style:paragraph-properties fo:text-align="center"/>
      <style:text-properties style:font-name="Droid Sans" fo:font-weight="bold" style:font-weight-asian="bold" style:font-weight-complex="bold"/>
    </style:style>
    <style:style style:name="P27" style:family="paragraph">
      <style:text-properties fo:font-size="18pt" style:text-underline-style="none" style:font-size-asian="18pt" style:font-size-complex="18pt"/>
    </style:style>
    <style:style style:name="P28" style:family="paragraph">
      <style:text-properties fo:color="#b2b2b2" style:font-name="Droid Sans" fo:font-size="18pt" style:text-underline-style="none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center"/>
      <style:text-properties style:use-window-font-color="true" style:font-name="Droid Sans" fo:font-size="24pt" fo:font-weight="normal" style:font-size-asian="24pt" style:font-weight-asian="normal" style:font-size-complex="24pt" style:font-weight-complex="normal"/>
    </style:style>
    <style:style style:name="P30" style:family="paragraph">
      <style:paragraph-properties fo:text-align="center"/>
      <style:text-properties style:use-window-font-color="true" style:font-name="Droid Sans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1c1c1c" style:font-name="Droid Sans" fo:font-size="66pt" fo:text-shadow="none" fo:font-weight="bold" style:font-size-asian="66pt" style:font-weight-asian="bold" style:font-size-complex="66pt" style:font-weight-complex="bold" style:font-relief="none"/>
    </style:style>
    <style:style style:name="T2" style:family="text">
      <style:text-properties fo:color="#1c1c1c" style:font-name="Droid Sans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1c1c1c" style:font-name="Droid Sans" fo:font-size="24pt" fo:text-shadow="none" fo:font-weight="normal" style:font-size-asian="24pt" style:font-weight-asian="normal" style:font-size-complex="24pt" style:font-weight-complex="normal" style:font-relief="none"/>
    </style:style>
    <style:style style:name="T4" style:family="text">
      <style:text-properties fo:color="#b2b2b2" style:font-name="Droid Sans" fo:font-size="18pt" fo:font-weight="normal" style:font-weight-asian="normal" style:font-weight-complex="normal"/>
    </style:style>
    <style:style style:name="T5" style:family="text">
      <style:text-properties style:font-name="Droid Sans" fo:font-size="24pt" style:font-size-asian="24pt" style:font-size-complex="24pt"/>
    </style:style>
    <style:style style:name="T6" style:family="text">
      <style:text-properties style:font-name="Droid Sans" fo:font-size="24pt" style:text-underline-style="solid" style:text-underline-width="auto" style:text-underline-color="font-color" style:font-size-asian="24pt" style:font-size-complex="24pt"/>
    </style:style>
    <style:style style:name="T7" style:family="text">
      <style:text-properties style:use-window-font-color="true" style:font-name="Droid Sans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8" style:family="text">
      <style:text-properties style:font-name="Droid Sans"/>
    </style:style>
    <style:style style:name="T9" style:family="text">
      <style:text-properties style:use-window-font-color="true" style:font-name="Droid Sans" fo:font-weight="normal" style:font-weight-asian="normal" style:font-weight-complex="normal"/>
    </style:style>
    <style:style style:name="T10" style:family="text">
      <style:text-properties style:font-name="Droid Sans" style:text-underline-style="solid" style:text-underline-width="auto" style:text-underline-color="font-color"/>
    </style:style>
    <style:style style:name="T11" style:family="text">
      <style:text-properties style:font-name="Droid Sans" style:text-underline-style="none"/>
    </style:style>
    <style:style style:name="T12" style:family="text">
      <style:text-properties fo:color="#ff3333" style:font-name="Droid Sans" fo:font-weight="normal" style:font-weight-asian="normal" style:font-weight-complex="normal"/>
    </style:style>
    <style:style style:name="T13" style:family="text">
      <style:text-properties style:font-name="Droid Sans" fo:font-size="24pt" fo:font-weight="bold" style:font-size-asian="24pt" style:font-weight-asian="bold" style:font-size-complex="24pt" style:font-weight-complex="bold"/>
    </style:style>
    <style:style style:name="T14" style:family="text">
      <style:text-properties style:use-window-font-color="true" style:font-name="Droid Sans" fo:font-size="16pt" fo:font-weight="normal" style:font-size-asian="16pt" style:font-weight-asian="normal" style:font-size-complex="16pt" style:font-weight-complex="normal"/>
    </style:style>
    <style:style style:name="T15" style:family="text">
      <style:text-properties style:font-name="Droid Sans" fo:font-weight="bold" style:font-weight-asian="bold" style:font-weight-complex="bold"/>
    </style:style>
    <style:style style:name="T16" style:family="text">
      <style:text-properties fo:color="#b2b2b2" style:font-name="Droid Sans" fo:font-size="18pt" style:text-underline-style="none" fo:font-weight="normal" style:font-size-asian="18pt" style:font-weight-asian="normal" style:font-size-complex="18pt" style:font-weight-complex="normal"/>
    </style:style>
    <style:style style:name="T17" style:family="text">
      <style:text-properties style:use-window-font-color="true" style:font-name="Droid Sans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custom-shape draw:style-name="gr1" draw:text-style-name="P1" draw:layer="layout" svg:width="28cm" svg:height="18.8cm" svg:x="0.001cm" svg:y="1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1.6cm" svg:x="0.001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6cm" svg:x="0.001cm" svg:y="20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001cm" svg:y1="10cm" svg:x2="18.001cm" svg:y2="10cm">
          <text:p/>
        </draw:line>
        <draw:frame draw:style-name="gr4" draw:text-style-name="P2" draw:layer="layout" svg:width="28cm" svg:height="2.965cm" svg:x="0.001cm" svg:y="6.6cm">
          <draw:text-box>
            <text:p text:style-name="P1"><text:span text:style-name="T1">RNG</text:span></text:p>
          </draw:text-box>
        </draw:frame>
        <draw:frame draw:style-name="gr4" draw:text-style-name="P3" draw:layer="layout" svg:width="28.2cm" svg:height="1.965cm" svg:x="-0.199cm" svg:y="10.435cm">
          <draw:text-box>
            <text:p text:style-name="P1"><text:span text:style-name="T2">Random Number Generation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office:forms form:automatic-focus="false" form:apply-design-mode="false"/>
        <draw:custom-shape draw:style-name="gr6" draw:text-style-name="P1" draw:layer="Mise en page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8cm" svg:height="4.215cm" svg:x="0cm" svg:y="6.6cm">
          <draw:text-box>
            <text:p text:style-name="P4"><text:span text:style-name="T3">To what extent RNG has been involved in order </text:span></text:p>
            <text:p text:style-name="P4"><text:span text:style-name="T3">to provide decision-taking abilities to computers ?</text:span></text:p>
            <text:p text:style-name="P4"><text:span text:style-name="T3"/></text:p>
            <text:p text:style-name="P4"><text:span text:style-name="T3">How does it act to help improving our user experience ?</text:span></text:p>
          </draw:text-box>
        </draw:frame>
        <draw:frame draw:style-name="gr8" draw:text-style-name="P6" draw:layer="layout" svg:width="11cm" svg:height="0.996cm" svg:x="0cm" svg:y="0.604cm">
          <draw:text-box>
            <text:p><text:span text:style-name="T4">Problematic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custom-shape draw:style-name="gr6" draw:text-style-name="P1" draw:layer="Mise en page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1cm" svg:height="0.996cm" svg:x="0cm" svg:y="0.604cm">
          <draw:text-box>
            <text:p text:style-name="P8"><text:span text:style-name="T4">Plan</text:span></text:p>
          </draw:text-box>
        </draw:frame>
        <draw:frame draw:style-name="gr8" draw:text-style-name="P10" draw:layer="layout" svg:width="19.6cm" svg:height="1.242cm" svg:x="3.2cm" svg:y="4.2cm">
          <draw:text-box>
            <text:p xml:id="id1" text:id="id1" text:style-name="P9"><text:span text:style-name="T5">1. </text:span><text:span text:style-name="T6">RNG : </text:span><text:span text:style-name="T7">How to define it correctly ?</text:span></text:p>
          </draw:text-box>
        </draw:frame>
        <draw:frame draw:style-name="gr8" draw:text-style-name="P10" draw:layer="layout" svg:width="19.6cm" svg:height="1.242cm" svg:x="3.2cm" svg:y="9.158cm">
          <draw:text-box>
            <text:p xml:id="id6" text:id="id6" text:style-name="P9"><text:span text:style-name="T5">2. </text:span><text:span text:style-name="T6">Make decisions through RNG</text:span></text:p>
          </draw:text-box>
        </draw:frame>
        <draw:frame draw:style-name="gr8" draw:text-style-name="P10" xml:id="id11" draw:id="id11" draw:layer="layout" svg:width="19.6cm" svg:height="1.242cm" svg:x="3.2cm" svg:y="14cm">
          <draw:text-box>
            <text:p text:style-name="P9"><text:span text:style-name="T5">3. </text:span><text:span text:style-name="T6">The extended usage of RNG </text:span></text:p>
          </draw:text-box>
        </draw:frame>
        <draw:line draw:style-name="gr9" draw:text-style-name="P1" xml:id="id4" draw:id="id4" draw:layer="layout" svg:x1="5.2cm" svg:y1="6cm" svg:x2="6.6cm" svg:y2="6cm">
          <text:p/>
        </draw:line>
        <draw:frame draw:style-name="gr8" draw:text-style-name="P11" xml:id="id2" draw:id="id2" draw:layer="layout" svg:width="8.8cm" svg:height="0.996cm" svg:x="6.8cm" svg:y="5.442cm">
          <draw:text-box>
            <text:p text:style-name="P8"><text:span text:style-name="T8">Definition</text:span></text:p>
          </draw:text-box>
        </draw:frame>
        <draw:line draw:style-name="gr9" draw:text-style-name="P1" xml:id="id5" draw:id="id5" draw:layer="layout" svg:x1="5.2cm" svg:y1="7cm" svg:x2="6.6cm" svg:y2="7cm">
          <text:p/>
        </draw:line>
        <draw:frame draw:style-name="gr8" draw:text-style-name="P11" xml:id="id3" draw:id="id3" draw:layer="layout" svg:width="10.2cm" svg:height="0.996cm" svg:x="6.8cm" svg:y="6.604cm">
          <draw:text-box>
            <text:p text:style-name="P8"><text:span text:style-name="T8">Implementation</text:span></text:p>
          </draw:text-box>
        </draw:frame>
        <draw:line draw:style-name="gr9" draw:text-style-name="P1" xml:id="id7" draw:id="id7" draw:layer="layout" svg:x1="5.2cm" svg:y1="11cm" svg:x2="6.6cm" svg:y2="11cm">
          <text:p/>
        </draw:line>
        <draw:frame draw:style-name="gr8" draw:text-style-name="P11" xml:id="id8" draw:id="id8" draw:layer="layout" svg:width="8.8cm" svg:height="0.996cm" svg:x="6.8cm" svg:y="10.442cm">
          <draw:text-box>
            <text:p text:style-name="P8"><text:span text:style-name="T8">Arbitrary choices</text:span></text:p>
          </draw:text-box>
        </draw:frame>
        <draw:line draw:style-name="gr9" draw:text-style-name="P1" xml:id="id9" draw:id="id9" draw:layer="layout" svg:x1="5.2cm" svg:y1="12cm" svg:x2="6.6cm" svg:y2="12cm">
          <text:p/>
        </draw:line>
        <draw:frame draw:style-name="gr8" draw:text-style-name="P11" xml:id="id10" draw:id="id10" draw:layer="layout" svg:width="8.8cm" svg:height="0.996cm" svg:x="6.8cm" svg:y="11.438cm">
          <draw:text-box>
            <text:p text:style-name="P8"><text:span text:style-name="T8">Probability model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05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5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office:forms form:automatic-focus="false" form:apply-design-mode="false"/>
        <draw:custom-shape draw:style-name="gr6" draw:text-style-name="P1" draw:layer="Mise en page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1cm" svg:height="0.996cm" svg:x="0cm" svg:y="0.604cm">
          <draw:text-box>
            <text:p text:style-name="P8"><text:span text:style-name="T4">RNG : How to define it correctly ? </text:span></text:p>
          </draw:text-box>
        </draw:frame>
        <draw:custom-shape draw:style-name="gr10" draw:text-style-name="P12" draw:layer="Mise en page" svg:width="25.8cm" svg:height="2.4cm" svg:x="1.2cm" svg:y="2.6cm">
          <text:p text:style-name="P12"><text:span text:style-name="T9">RNG stands for Random Number Genera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Mise en page" svg:width="4.6cm" svg:height="4.6cm" svg:x="11.6cm" svg:y="9.2cm">
          <text:p text:style-name="P12"><text:span text:style-name="T9">RNG</text:span></text:p>
          <text:p text:style-name="P12"><text:span text:style-name="T9"/></text:p>
          <text:p text:style-name="P12"><text:span text:style-name="T9"/></text:p>
          <text:p text:style-name="P12"><text:span text:style-name="T9">(int)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8.8cm" svg:height="0.996cm" svg:x="1.2cm" svg:y="6.438cm">
          <draw:text-box>
            <text:p text:style-name="P13"><text:span text:style-name="T10">Principle :</text:span></text:p>
          </draw:text-box>
        </draw:frame>
        <draw:line draw:style-name="gr9" draw:text-style-name="P1" draw:layer="layout" svg:x1="7.8cm" svg:y1="11.4cm" svg:x2="11.6cm" svg:y2="11.4cm">
          <text:p/>
        </draw:line>
        <draw:line draw:style-name="gr9" draw:text-style-name="P1" draw:layer="layout" svg:x1="16.2cm" svg:y1="11.4cm" svg:x2="20cm" svg:y2="11.4cm">
          <text:p/>
        </draw:line>
        <draw:custom-shape draw:style-name="gr10" draw:text-style-name="P12" draw:layer="Mise en page" svg:width="4.6cm" svg:height="4.6cm" svg:x="3.2cm" svg:y="9cm">
          <text:p text:style-name="P12"><text:span text:style-name="T9">INPUT</text:span></text:p>
          <text:p text:style-name="P12"><text:span text:style-name="T9"/></text:p>
          <text:p text:style-name="P12"><text:span text:style-name="T9"/></text:p>
          <text:p text:style-name="P12"><text:span text:style-name="T9">(Optional)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Mise en page" svg:width="4.6cm" svg:height="4.6cm" svg:x="20cm" svg:y="9.2cm">
          <text:p text:style-name="P12"><text:span text:style-name="T9">OUTPUT</text:span></text:p>
          <text:p text:style-name="P12"><text:span text:style-name="T9"/></text:p>
          <text:p text:style-name="P12"><text:span text:style-name="T9"/></text:p>
          <text:p text:style-name="P12"><text:span text:style-name="T9">(???)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25cm" svg:height="0.996cm" svg:x="1.2cm" svg:y="16.004cm">
          <draw:text-box>
            <text:p text:style-name="P13"><text:span text:style-name="T10">Problem :</text:span><text:span text:style-name="T11"> Hard to implement (random generations with a determinist computer ?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office:forms form:automatic-focus="false" form:apply-design-mode="false"/>
        <draw:custom-shape draw:style-name="gr6" draw:text-style-name="P1" draw:layer="Mise en page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1cm" svg:height="0.996cm" svg:x="0cm" svg:y="0.604cm">
          <draw:text-box>
            <text:p text:style-name="P8"><text:span text:style-name="T4">RNG : How to implement it ?</text:span></text:p>
          </draw:text-box>
        </draw:frame>
        <draw:frame draw:style-name="gr8" draw:text-style-name="P14" draw:layer="layout" svg:width="8.8cm" svg:height="0.996cm" svg:x="0.6cm" svg:y="10cm">
          <draw:text-box>
            <text:p text:style-name="P13"><text:span text:style-name="T10">Von Neumann Algorithm</text:span></text:p>
          </draw:text-box>
        </draw:frame>
        <draw:custom-shape draw:style-name="gr12" draw:text-style-name="P12" draw:layer="layout" svg:width="4.6cm" svg:height="2.6cm" svg:x="3cm" svg:y="4.6cm">
          <text:p text:style-name="P12"><text:span text:style-name="T9">Von Neumann</text:span></text:p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8.8cm" svg:height="0.996cm" svg:x="0.6cm" svg:y="2.404cm">
          <draw:text-box>
            <text:p text:style-name="P13"><text:span text:style-name="T10">Most known algorithms</text:span></text:p>
          </draw:text-box>
        </draw:frame>
        <draw:custom-shape draw:style-name="gr12" draw:text-style-name="P12" draw:layer="layout" svg:width="4.6cm" svg:height="2.6cm" svg:x="3cm" svg:y="4.6cm">
          <text:p text:style-name="P12"><text:span text:style-name="T9">Von Neumann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6cm" svg:height="2.6cm" svg:x="11.8cm" svg:y="4.6cm">
          <text:p text:style-name="P12"><text:span text:style-name="T9">Fibonacci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6cm" svg:height="2.6cm" svg:x="20.4cm" svg:y="4.6cm">
          <text:p text:style-name="P12"><text:span text:style-name="T9">Mersenne</text:span></text:p>
          <text:p text:style-name="P12"><text:span text:style-name="T9">Twister</text:span></text:p>
          <draw:enhanced-geometry svg:viewBox="0 0 21600 21600" draw:type="rectangle" draw:enhanced-path="M 0 0 L 21600 0 21600 21600 0 21600 0 0 Z N"/>
        </draw:custom-shape>
        <draw:line draw:style-name="gr3" draw:text-style-name="P15" draw:layer="layout" svg:x1="1.4cm" svg:y1="7.6cm" svg:x2="25.4cm" svg:y2="7.6cm">
          <text:p/>
        </draw:line>
        <draw:custom-shape draw:style-name="gr13" draw:text-style-name="P15" draw:layer="layout" svg:width="0.4cm" svg:height="0.8cm" draw:transform="rotate (-1.5707963267949) translate (26.2cm 7.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7" draw:layer="layout" svg:width="4cm" svg:height="0.996cm" svg:x="21.4cm" svg:y="7.6cm">
          <draw:text-box>
            <text:p text:style-name="P16"><text:span text:style-name="T8">Complexity</text:span></text:p>
          </draw:text-box>
        </draw:frame>
        <draw:custom-shape draw:style-name="gr12" draw:text-style-name="P12" draw:layer="layout" svg:width="4.6cm" svg:height="2.6cm" svg:x="1cm" svg:y="13.796cm">
          <text:p text:style-name="P12"><text:span text:style-name="T9">111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6cm" svg:height="2.6cm" svg:x="8.2cm" svg:y="13.796cm">
          <text:p text:style-name="P12"><text:span text:style-name="T9">123432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6cm" svg:height="2.6cm" svg:x="15cm" svg:y="13.796cm">
          <text:p text:style-name="P12"><text:span text:style-name="T9">12</text:span><text:span text:style-name="T12">3432</text:span><text:span text:style-name="T9">1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4.6cm" svg:height="2.6cm" svg:x="21.8cm" svg:y="13.796cm">
          <text:p text:style-name="P12"><text:span text:style-name="T9">3432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6cm" svg:y1="14.996cm" svg:x2="8.2cm" svg:y2="14.996cm">
          <text:p/>
        </draw:line>
        <draw:line draw:style-name="gr9" draw:text-style-name="P1" draw:layer="layout" svg:x1="12.8cm" svg:y1="14.996cm" svg:x2="15cm" svg:y2="14.996cm">
          <text:p/>
        </draw:line>
        <draw:line draw:style-name="gr9" draw:text-style-name="P1" draw:layer="layout" svg:x1="19.6cm" svg:y1="14.996cm" svg:x2="21.8cm" svg:y2="14.996cm">
          <text:p/>
        </draw:line>
        <draw:frame draw:style-name="gr8" draw:text-style-name="P18" draw:layer="layout" svg:width="5.8cm" svg:height="0.996cm" svg:x="0.8cm" svg:y="11.796cm">
          <draw:text-box>
            <text:p text:style-name="P18"><text:span text:style-name="T8">Exemple (1111) :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office:forms form:automatic-focus="false" form:apply-design-mode="false"/>
        <draw:custom-shape draw:style-name="gr6" draw:text-style-name="P1" draw:layer="Mise en page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1cm" svg:height="0.996cm" svg:x="0cm" svg:y="0.604cm">
          <draw:text-box>
            <text:p text:style-name="P8"><text:span text:style-name="T4">Making decisions through RNG</text:span></text:p>
          </draw:text-box>
        </draw:frame>
        <draw:frame draw:style-name="gr8" draw:text-style-name="P14" draw:layer="layout" svg:width="8.8cm" svg:height="0.996cm" svg:x="0.6cm" svg:y="2.404cm">
          <draw:text-box>
            <text:p text:style-name="P13"><text:span text:style-name="T10">Making arbitrary choices</text:span></text:p>
          </draw:text-box>
        </draw:frame>
        <draw:custom-shape draw:style-name="gr12" draw:text-style-name="P19" draw:layer="layout" svg:width="5.2cm" svg:height="3cm" svg:x="11.4cm" svg:y="9cm">
          <text:p text:style-name="P19"><text:span text:style-name="T8">Choice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.2cm" svg:height="3cm" svg:x="11.4cm" svg:y="4.8cm">
          <text:p text:style-name="P19"><text:span text:style-name="T8">Choice 1</text:span></text:p>
          <draw:enhanced-geometry svg:viewBox="0 0 21600 21600" draw:type="rectangle" draw:enhanced-path="M 0 0 L 21600 0 21600 21600 0 21600 0 0 Z N"/>
        </draw:custom-shape>
        <draw:custom-shape draw:style-name="gr12" draw:text-style-name="P19" draw:layer="layout" svg:width="5.2cm" svg:height="3cm" svg:x="11.4cm" svg:y="13.4cm">
          <text:p text:style-name="P19"><text:span text:style-name="T8">Choice 3</text:span></text:p>
          <draw:enhanced-geometry svg:viewBox="0 0 21600 21600" draw:type="rectangle" draw:enhanced-path="M 0 0 L 21600 0 21600 21600 0 21600 0 0 Z N"/>
        </draw:custom-shape>
        <draw:custom-shape draw:style-name="gr15" draw:text-style-name="P19" draw:layer="layout" svg:width="5.8cm" svg:height="7.2cm" svg:x="1.8cm" svg:y="7cm">
          <text:p text:style-name="P15"><text:span text:style-name="T8">Determinist</text:span></text:p>
          <text:p text:style-name="P15"><text:span text:style-name="T8">Algorithm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5.8cm" svg:height="7.2cm" svg:x="20.6cm" svg:y="7cm">
          <text:p text:style-name="P15"><text:span text:style-name="T8">RNG Choice</text:span></text:p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20.6cm" svg:y1="11.4cm" svg:x2="16.6cm" svg:y2="15.2cm">
          <text:p/>
        </draw:line>
        <draw:line draw:style-name="gr9" draw:text-style-name="P15" draw:layer="layout" svg:x1="20.6cm" svg:y1="10.4cm" svg:x2="16.6cm" svg:y2="10.4cm">
          <text:p/>
        </draw:line>
        <draw:line draw:style-name="gr9" draw:text-style-name="P15" draw:layer="layout" svg:x1="20.6cm" svg:y1="8.6cm" svg:x2="16.6cm" svg:y2="6.2cm">
          <text:p/>
        </draw:line>
        <draw:line draw:style-name="gr9" draw:text-style-name="P15" draw:layer="layout" svg:x1="7.6cm" svg:y1="10.6cm" svg:x2="9.4cm" svg:y2="10.6cm">
          <text:p/>
        </draw:line>
        <draw:frame draw:style-name="gr17" draw:text-style-name="P20" draw:layer="layout" svg:width="1.6cm" svg:height="1.242cm" svg:x="9.2cm" svg:y="10cm">
          <draw:text-box>
            <text:p text:style-name="P20"><text:span text:style-name="T13">X</text:span></text:p>
          </draw:text-box>
        </draw:frame>
        <draw:frame draw:style-name="gr17" draw:text-style-name="P20" draw:layer="layout" svg:width="1.6cm" svg:height="1.242cm" svg:x="17cm" svg:y="13.358cm">
          <draw:text-box>
            <text:p text:style-name="P20"><text:span text:style-name="T13">?</text:span></text:p>
          </draw:text-box>
        </draw:frame>
        <draw:frame draw:style-name="gr17" draw:text-style-name="P20" draw:layer="layout" svg:width="1.6cm" svg:height="1.242cm" svg:x="17cm" svg:y="9.358cm">
          <draw:text-box>
            <text:p text:style-name="P20"><text:span text:style-name="T13">?</text:span></text:p>
          </draw:text-box>
        </draw:frame>
        <draw:frame draw:style-name="gr17" draw:text-style-name="P20" draw:layer="layout" svg:width="1.6cm" svg:height="1.242cm" svg:x="17cm" svg:y="5.558cm">
          <draw:text-box>
            <text:p text:style-name="P20"><text:span text:style-name="T13">?</text:span></text:p>
          </draw:text-box>
        </draw:frame>
        <draw:frame draw:style-name="gr8" draw:text-style-name="P14" draw:layer="layout" svg:width="25cm" svg:height="0.996cm" svg:x="1.2cm" svg:y="17cm">
          <draw:text-box>
            <text:p text:style-name="P13"><text:span text:style-name="T10">Problem :</text:span><text:span text:style-name="T11"> Need a specific behavior (more accurate)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office:forms form:automatic-focus="false" form:apply-design-mode="false"/>
        <draw:custom-shape draw:style-name="gr6" draw:text-style-name="P1" draw:layer="Mise en page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11cm" svg:height="0.996cm" svg:x="0cm" svg:y="0.604cm">
          <draw:text-box>
            <text:p text:style-name="P8"><text:span text:style-name="T4">Making decisions through RNG</text:span></text:p>
          </draw:text-box>
        </draw:frame>
        <draw:line draw:style-name="gr3" draw:text-style-name="P15" draw:layer="layout" svg:x1="2cm" svg:y1="18cm" svg:x2="26cm" svg:y2="18cm">
          <text:p/>
        </draw:line>
        <draw:frame draw:style-name="gr8" draw:text-style-name="P14" draw:layer="layout" svg:width="10.2cm" svg:height="0.996cm" svg:x="0.6cm" svg:y="2.2cm">
          <draw:text-box>
            <text:p text:style-name="P13"><text:span text:style-name="T10">Implementing Probability models</text:span></text:p>
          </draw:text-box>
        </draw:frame>
        <draw:custom-shape draw:style-name="gr10" draw:text-style-name="P22" draw:layer="Mise en page" svg:width="4cm" svg:height="2.6cm" svg:x="3.4cm" svg:y="15.2cm">
          <text:p text:style-name="P21"><text:span text:style-name="T8">0.15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Mise en page" svg:width="4cm" svg:height="3.8cm" svg:x="7.8cm" svg:y="14cm">
          <text:p text:style-name="P21"><text:span text:style-name="T8">0.20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Mise en page" svg:width="4cm" svg:height="1.6cm" svg:x="12cm" svg:y="16.2cm">
          <text:p text:style-name="P21"><text:span text:style-name="T8">0.10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Mise en page" svg:width="4cm" svg:height="3.8cm" svg:x="16.2cm" svg:y="14cm">
          <text:p text:style-name="P21"><text:span text:style-name="T8">0.20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Mise en page" svg:width="4cm" svg:height="7cm" svg:x="20.4cm" svg:y="10.8cm">
          <text:p text:style-name="P21"><text:span text:style-name="T8">0.35</text:span></text:p>
          <draw:enhanced-geometry svg:viewBox="0 0 21600 21600" draw:type="rectangle" draw:enhanced-path="M 0 0 L 21600 0 21600 21600 0 21600 0 0 Z N"/>
        </draw:custom-shape>
        <draw:frame draw:style-name="gr8" draw:text-style-name="P23" draw:layer="layout" svg:width="10.8cm" svg:height="0.996cm" svg:x="0.8cm" svg:y="3.404cm">
          <draw:text-box>
            <text:p text:style-name="P11"><text:span text:style-name="T8">Probability laws</text:span></text:p>
          </draw:text-box>
        </draw:frame>
        <draw:custom-shape draw:style-name="gr12" draw:text-style-name="P24" draw:layer="layout" svg:width="25.8cm" svg:height="2.4cm" svg:x="1.4cm" svg:y="4.4cm">
          <text:p text:style-name="P24"><text:span text:style-name="T14">A probability law P, is a mathematical function whose values are included between 0 and 1.</text:span></text:p>
          <draw:enhanced-geometry svg:viewBox="0 0 21600 21600" draw:type="rectangle" draw:enhanced-path="M 0 0 L 21600 0 21600 21600 0 21600 0 0 Z N"/>
        </draw:custom-shape>
        <draw:frame draw:style-name="gr8" draw:text-style-name="P23" draw:layer="layout" svg:width="10.8cm" svg:height="0.996cm" svg:x="0.8cm" svg:y="9.404cm">
          <draw:text-box>
            <text:p text:style-name="P11"><text:span text:style-name="T8">Exemple :</text:span></text:p>
          </draw:text-box>
        </draw:frame>
        <draw:frame draw:style-name="gr8" draw:text-style-name="P25" draw:layer="layout" svg:width="8.4cm" svg:height="0.996cm" svg:x="20.2cm" svg:y="18.2cm">
          <draw:text-box>
            <text:p text:style-name="P18"><text:span text:style-name="T8">Most selected</text:span></text:p>
          </draw:text-box>
        </draw:frame>
        <draw:frame draw:style-name="gr8" draw:text-style-name="P26" draw:layer="layout" svg:width="4cm" svg:height="0.996cm" svg:x="3.4cm" svg:y="14.2cm">
          <draw:text-box>
            <text:p text:style-name="P26"><text:span text:style-name="T15">A</text:span></text:p>
          </draw:text-box>
        </draw:frame>
        <draw:frame draw:style-name="gr8" draw:text-style-name="P26" draw:layer="layout" svg:width="4cm" svg:height="0.996cm" svg:x="7.8cm" svg:y="13.004cm">
          <draw:text-box>
            <text:p text:style-name="P26"><text:span text:style-name="T15">B</text:span></text:p>
          </draw:text-box>
        </draw:frame>
        <draw:frame draw:style-name="gr8" draw:text-style-name="P26" draw:layer="layout" svg:width="4cm" svg:height="0.996cm" svg:x="12cm" svg:y="15.2cm">
          <draw:text-box>
            <text:p text:style-name="P26"><text:span text:style-name="T15">C</text:span></text:p>
          </draw:text-box>
        </draw:frame>
        <draw:frame draw:style-name="gr8" draw:text-style-name="P26" draw:layer="layout" svg:width="4cm" svg:height="0.996cm" svg:x="16.2cm" svg:y="13.004cm">
          <draw:text-box>
            <text:p text:style-name="P26"><text:span text:style-name="T15">D</text:span></text:p>
          </draw:text-box>
        </draw:frame>
        <draw:frame draw:style-name="gr8" draw:text-style-name="P26" draw:layer="layout" svg:width="4cm" svg:height="0.996cm" svg:x="20.4cm" svg:y="9.804cm">
          <draw:text-box>
            <text:p text:style-name="P26"><text:span text:style-name="T15">E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office:forms form:automatic-focus="false" form:apply-design-mode="false"/>
        <draw:custom-shape draw:style-name="gr6" draw:text-style-name="P1" draw:layer="Mise en page" svg:width="28cm" svg:height="18.8cm" svg:x="0cm" svg:y="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Mise en page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8" draw:text-style-name="P28" draw:layer="layout" svg:width="11cm" svg:height="0.996cm" svg:x="0cm" svg:y="0.604cm">
          <draw:text-box>
            <text:p text:style-name="P27"><text:span text:style-name="T16">The extended usage of RNG</text:span></text:p>
          </draw:text-box>
        </draw:frame>
        <draw:frame draw:style-name="gr8" draw:text-style-name="P14" draw:layer="layout" svg:width="8.8cm" svg:height="0.996cm" svg:x="0.6cm" svg:y="2.404cm">
          <draw:text-box>
            <text:p text:style-name="P13"><text:span text:style-name="T10">Fields involving RNG</text:span></text:p>
          </draw:text-box>
        </draw:frame>
        <draw:custom-shape draw:style-name="gr18" draw:text-style-name="P12" draw:layer="layout" svg:width="4.6cm" svg:height="3.6cm" svg:x="11.6cm" svg:y="8.2cm">
          <text:p text:style-name="P12"><text:span text:style-name="T9">RNG</text:span></text:p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5.8cm" svg:height="3.6cm" svg:x="2.4cm" svg:y="4.6cm">
          <text:p text:style-name="P29"><text:span text:style-name="T17">Computer</text:span></text:p>
          <text:p text:style-name="P29"><text:span text:style-name="T17">Sim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30" draw:layer="layout" svg:width="5.8cm" svg:height="3.6cm" svg:x="2.4cm" svg:y="11.8cm">
          <text:p text:style-name="P30"><text:span text:style-name="T17">Programming</text:span></text:p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8.2cm" svg:y1="13.6cm" svg:x2="11.6cm" svg:y2="11.8cm">
          <text:p/>
        </draw:line>
        <draw:line draw:style-name="gr9" draw:text-style-name="P15" draw:layer="layout" svg:x1="8.2cm" svg:y1="6.2cm" svg:x2="11.6cm" svg:y2="8.2cm">
          <text:p/>
        </draw:line>
        <draw:custom-shape draw:style-name="gr12" draw:text-style-name="P30" draw:layer="layout" svg:width="5.8cm" svg:height="3.6cm" svg:x="19.2cm" svg:y="4.4cm">
          <text:p text:style-name="P30"><text:span text:style-name="T17">Video games</text:span></text:p>
          <draw:enhanced-geometry svg:viewBox="0 0 21600 21600" draw:type="rectangle" draw:enhanced-path="M 0 0 L 21600 0 21600 21600 0 21600 0 0 Z N"/>
        </draw:custom-shape>
        <draw:custom-shape draw:style-name="gr12" draw:text-style-name="P30" draw:layer="layout" svg:width="5.8cm" svg:height="3.6cm" svg:x="19.2cm" svg:y="11.8cm">
          <text:p text:style-name="P30"><text:span text:style-name="T17">Encryption</text:span></text:p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19.2cm" svg:y1="13.6cm" svg:x2="16.2cm" svg:y2="11.8cm">
          <text:p/>
        </draw:line>
        <draw:line draw:style-name="gr9" draw:text-style-name="P15" draw:layer="layout" svg:x1="19.2cm" svg:y1="6.2cm" svg:x2="16.2cm" svg:y2="8.2cm">
          <text:p/>
        </draw:line>
        <draw:custom-shape draw:style-name="gr12" draw:text-style-name="P30" draw:layer="layout" svg:width="5.8cm" svg:height="3.6cm" svg:x="11cm" svg:y="15.4cm">
          <text:p text:style-name="P30"><text:span text:style-name="T17">Programming</text:span></text:p>
          <draw:enhanced-geometry svg:viewBox="0 0 21600 21600" draw:type="rectangle" draw:enhanced-path="M 0 0 L 21600 0 21600 21600 0 21600 0 0 Z N"/>
        </draw:custom-shape>
        <draw:custom-shape draw:style-name="gr12" draw:text-style-name="P30" draw:layer="layout" svg:width="5.8cm" svg:height="3.6cm" svg:x="11cm" svg:y="15.4cm">
          <text:p text:style-name="P30"><text:span text:style-name="T17">Decisional</text:span></text:p>
          <draw:enhanced-geometry svg:viewBox="0 0 21600 21600" draw:type="rectangle" draw:enhanced-path="M 0 0 L 21600 0 21600 21600 0 21600 0 0 Z N"/>
        </draw:custom-shape>
        <draw:line draw:style-name="gr9" draw:text-style-name="P15" draw:layer="layout" svg:x1="14cm" svg:y1="15.4cm" svg:x2="14cm" svg:y2="11.8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hatch draw:name="Hatching_20_1" draw:display-name="Hatching 1" draw:style="double" draw:color="#eeeeee" draw:distance="0.05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6-10-18T08:18:01.895917247</dc:date>
    <meta:editing-duration>PT3H35M16S</meta:editing-duration>
    <meta:editing-cycles>184</meta:editing-cycles>
    <meta:generator>LibreOffice/4.2.8.2$Linux_X86_64 LibreOffice_project/420m0$Build-2</meta:generator>
    <meta:document-statistic meta:object-count="152"/>
  </office:meta>
</office:document-meta>
</file>